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24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564688" calcext:value-type="float">
            <text:p>104.564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23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4.052624" calcext:value-type="float">
            <text:p>104.052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22-02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3.793544" calcext:value-type="float">
            <text:p>103.79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21-02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42804" calcext:value-type="float">
            <text:p>102.428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20-02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2.028752" calcext:value-type="float">
            <text:p>102.028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19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169216" calcext:value-type="float">
            <text:p>101.169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18-0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1.053392" calcext:value-type="float">
            <text:p>101.053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17-0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806504" calcext:value-type="float">
            <text:p>100.806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16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452936" calcext:value-type="float">
            <text:p>100.452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15-0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840288" calcext:value-type="float">
            <text:p>99.840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14-01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9.39528" calcext:value-type="float">
            <text:p>99.39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13-01-3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059744" calcext:value-type="float">
            <text:p>100.05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12-0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0.199952" calcext:value-type="float">
            <text:p>100.199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10-12-2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5604" calcext:value-type="float">
            <text:p>97.856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0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7.892616" calcext:value-type="float">
            <text:p>97.892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09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6.539304" calcext:value-type="float">
            <text:p>96.539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08-01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600776" calcext:value-type="float">
            <text:p>94.600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07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759272" calcext:value-type="float">
            <text:p>94.759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06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384368" calcext:value-type="float">
            <text:p>94.384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05-01-2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262448" calcext:value-type="float">
            <text:p>94.262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03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4.83852" calcext:value-type="float">
            <text:p>94.838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0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716856" calcext:value-type="float">
            <text:p>93.716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29912</text:p>
          </table:table-cell>
          <table:table-cell office:value-type="string" calcext:value-type="string">
            <text:p>2000-0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3.232224" calcext:value-type="float">
            <text:p>93.232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151" meta:object-count="0"/>
    <meta:user-defined meta:name="AppVersion">3.0</meta:user-defined>
  </office:meta>
</office:document-meta>
</file>